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4.04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63.11mm"/>
    </style:style>
    <style:style style:name="co5" style:family="table-column">
      <style:table-column-properties fo:break-before="auto" style:column-width="77.86mm"/>
    </style:style>
    <style:style style:name="co6" style:family="table-column">
      <style:table-column-properties fo:break-before="auto" style:column-width="76.48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76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0.44mm" fo:break-before="auto" style:use-optimal-row-height="true"/>
    </style:style>
    <style:style style:name="ro8" style:family="table-row">
      <style:table-row-properties style:row-height="16.35mm" fo:break-before="auto" style:use-optimal-row-height="true"/>
    </style:style>
    <style:style style:name="ro9" style:family="table-row">
      <style:table-row-properties style:row-height="32.23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テーブル" style:data-style-name="N0"/>
    <style:style style:name="gr1" style:family="graphic">
      <style:graphic-properties draw:stroke="none" svg:stroke-color="#000000" draw:fill="none" draw:fill-color="#ffffff" fo:min-height="44.08mm"/>
    </style:style>
    <style:style style:name="gr2" style:family="graphic">
      <style:graphic-properties draw:stroke="none" svg:stroke-color="#000000" draw:fill="solid" draw:fill-color="#cccccc" draw:opacity="50%" draw:textarea-vertical-align="middle" fo:min-height="26.29m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solid" draw:fill-color="#cccccc" draw:opacity="5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ＭＳ ゴシック" style:font-name-asian="ＭＳ ゴシック" style:font-name-complex="Mangal"/>
    </style:style>
  </office:automatic-styles>
  <office:body>
    <office:spreadsheet>
      <table:calculation-settings table:automatic-find-labels="false"/>
      <table:table table:name="表紙" table:style-name="ta1">
        <table:shapes>
          <draw:frame draw:z-index="0" draw:style-name="gr1" draw:text-style-name="P2" svg:width="166.81mm" svg:height="44.08mm" svg:x="1.72mm" svg:y="9.74mm">
            <draw:text-box>
              <text:p text:style-name="P1"><text:span text:style-name="T1">インフラ機能テスト</text:span></text:p>
              <text:p text:style-name="P1"><text:span text:style-name="T1">チェックリスト</text:span></text:p>
            </draw:text-box>
          </draw:frame>
        </table:shapes>
        <table:table-column table:style-name="co1" table:number-columns-repeated="1024" table:default-cell-style-name="フリースタイル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ケース" table:style-name="ta1">
        <table:shapes>
          <draw:frame draw:z-index="0" draw:style-name="gr2" draw:text-style-name="P3" svg:width="73.17mm" svg:height="26.29mm" svg:x="320.95mm" svg:y="82.37mm">
            <draw:text-box>
              <text:p text:style-name="P1"><text:span text:style-name="T2"/></text:p>
              <text:p text:style-name="P1"><text:span text:style-name="T2">statful</text:span><text:span text:style-name="T2">セッションを前提する話</text:span></text:p>
            </draw:text-box>
          </draw:frame>
        </table:shapes>
        <table:table-column table:style-name="co2" table:default-cell-style-name="テーブル"/>
        <table:table-column table:style-name="co3" table:number-columns-repeated="3" table:default-cell-style-name="テーブル"/>
        <table:table-column table:style-name="co4" table:default-cell-style-name="テーブル"/>
        <table:table-column table:style-name="co5" table:default-cell-style-name="テーブル"/>
        <table:table-column table:style-name="co6" table:default-cell-style-name="テーブル"/>
        <table:table-column table:style-name="co7" table:default-cell-style-name="テーブル"/>
        <table:table-column table:style-name="co8" table:default-cell-style-name="テーブル"/>
        <table:table-column table:style-name="co1" table:number-columns-repeated="1015" table:default-cell-style-name="フリースタイル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大分類</text:p>
          </table:table-cell>
          <table:table-cell office:value-type="string" calcext:value-type="string">
            <text:p>中分類</text:p>
          </table:table-cell>
          <table:table-cell office:value-type="string" calcext:value-type="string">
            <text:p>小分類</text:p>
          </table:table-cell>
          <table:table-cell office:value-type="string" calcext:value-type="string">
            <text:p>概要</text:p>
          </table:table-cell>
          <table:table-cell office:value-type="string" calcext:value-type="string">
            <text:p>条件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実施日付・担当者</text:p>
          </table:table-cell>
          <table:table-cell office:value-type="string" calcext:value-type="string">
            <text:p>結果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DNSツール</text:p>
          </table:table-cell>
          <table:table-cell office:value-type="string" calcext:value-type="string">
            <text:p>DNSのラウンドロビンを確認</text:p>
          </table:table-cell>
          <table:table-cell office:value-type="string" calcext:value-type="string">
            <text:p>①DNSクライアント(digなど)で複数回DNSサーバに対してSolrサーバの名前解決を求める。</text:p>
          </table:table-cell>
          <table:table-cell office:value-type="string" calcext:value-type="string">
            <text:p>・毎回、違う順番でSolrサーバのVIP一覧を戻ってく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アプリは実際にラウンドロビンしたことを確認</text:p>
          </table:table-cell>
          <table:table-cell office:value-type="string" calcext:value-type="string">
            <text:p>①APPを動かし、複数回クエリーを発行する画面をたたく。</text:p>
          </table:table-cell>
          <table:table-cell table:style-name="ce1" office:value-type="string" calcext:value-type="string">
            <text:p>・画面が正常であることを確認する。</text:p>
            <text:p>・アクセスログから違うSolrサーバにクエリーが発行されることを確認する。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3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エリーが複数台Solrサーバにアクセスすることを確認</text:p>
          </table:table-cell>
          <table:table-cell table:style-name="ce1" office:value-type="string" calcext:value-type="string">
            <text:p>①Httpクライアントでsharedパラメータを付けないでSolrサーバ１にクエリーする。</text:p>
            <text:p>②Httpクライアントでsharedパラメータを付けないでSolrサーバ２にクエリーする。</text:p>
            <text:p>③Httpクライアントでsharedパラメータを付けってSolrサーバ１にクエリーする。</text:p>
            <text:p>④Httpクライアントでsharedパラメータを付けってSolrサーバ２にクエリーする。</text:p>
          </table:table-cell>
          <table:table-cell table:style-name="ce1" office:value-type="string" calcext:value-type="string">
            <text:p>・「条件①」と「条件②」が異なる結果が返ってくる。</text:p>
            <text:p>・「条件③」は「条件①」と「条件②」をマージするものになる。</text:p>
            <text:p>・「条件③」と「条件④」は同じ結果にな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4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ブラウザからのアクセスは分散されることを確認する。</text:p>
          </table:table-cell>
          <table:table-cell office:value-type="string" calcext:value-type="string">
            <text:p>①ブラウザから複数回ログイン、ログアウトして、アクセスする。</text:p>
          </table:table-cell>
          <table:table-cell office:value-type="string" calcext:value-type="string">
            <text:p>・ログインログアウト度に違うWEBAPにアクセスしに行くことをアクセスログで確認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(apacheなど)を停止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をKill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EC2が落ちだ場合の切り離し</text:p>
          </table:table-cell>
          <table:table-cell table:style-name="ce1" office:value-type="string" calcext:value-type="string">
            <text:p>①画面がログインのままで、ログイン先のAPPサーバを特定する。</text:p>
            <text:p>②ログイン先のAPPサーバのEC2をShutdownする。</text:p>
          </table:table-cell>
          <table:table-cell office:value-type="string" calcext:value-type="string">
            <text:p>・画面が再ログイン画面を表示す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7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APPサーバ(apacheなど)の復旧</text:p>
          </table:table-cell>
          <table:table-cell office:value-type="string" calcext:value-type="string">
            <text:p>①停止されたAPPサーバを再起動する。</text:p>
            <text:p>②ブラウザから複数回ログイン、ログアウトして、アクセスする。</text:p>
          </table:table-cell>
          <table:table-cell office:value-type="string" calcext:value-type="string">
            <text:p>・再起動されたAPPサーバにアクセスが来る。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08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ラスタ起動</text:p>
          </table:table-cell>
          <table:table-cell office:value-type="string" calcext:value-type="string">
            <text:p>①参照系サーバのクラスタサービスを起動</text:p>
            <text:p>する。</text:p>
            <text:p><text:span text:style-name="T3">②更新系サーバのクラスタサービスを起動する。</text:span></text:p>
            <text:p><text:span text:style-name="T3">③更新系サーバのSolrプロセスを手動で起動する。</text:span></text:p>
          </table:table-cell>
          <table:table-cell table:style-name="ce1" office:value-type="string" calcext:value-type="string">
            <text:p>①・参照系サーバのSolrプロセスが立ち上がる。</text:p>
            <text:p>  ・VIPは参照系サーバに付与される。</text:p>
            <text:p>  ・Solrクエリーが発行できる。</text:p>
            <text:p>②更新系サーバのSolrプロセスが立ち上がらない。</text:p>
            <text:p>③更新系サーバのSolrプロセスが立ち上がる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09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プロセスをKillする。</text:p>
          </table:table-cell>
          <table:table-cell office:value-type="string" calcext:value-type="string">
            <text:p>①参照系のSolrプロセスが自動再起動される。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010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起動スクリプトをリネームする。</text:p>
            <text:p>②参照系SolrプロセスをKillする。</text:p>
          </table:table-cell>
          <table:table-cell office:value-type="string" calcext:value-type="string">
            <text:p>・参照系のリソースは数回Start(設定により)するが、リソースが更新系に移られる。</text:p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①参照系Solr起動スクリプトを戻す。</text:p>
            <text:p>②手動で参照系のクラスタサービスを再起動。※継続監視しているか要試験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012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参照系EC2を停止する。</text:p>
          </table:table-cell>
          <table:table-cell office:value-type="string" calcext:value-type="string"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013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レプリケーション</text:p>
          </table:table-cell>
          <table:table-cell office:value-type="string" calcext:value-type="string">
            <text:p>①参照系EC2を停止する。</text:p>
            <text:p>②更新系SolrにDocを取り込む。</text:p>
            <text:p>③参照系EC2を再開する。</text:p>
          </table:table-cell>
          <table:table-cell office:value-type="string" calcext:value-type="string">
            <text:p>①更新系にVIPを遷移する。</text:p>
            <text:p>③・参照系にVIPを遷移する。</text:p>
            <text:p>  ・しばらく待つと、取り込んだDocが反映され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4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更新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更新系のEC2を停止する。</text:p>
            <text:p>②更新系のEC2を再開する。</text:p>
            <text:p>③更新系SolrにDocを取り込む。</text:p>
          </table:table-cell>
          <table:table-cell office:value-type="string" calcext:value-type="string">
            <text:p>・最新のデータが見える。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01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連続障害</text:p>
          </table:table-cell>
          <table:table-cell office:value-type="string" calcext:value-type="string">
            <text:p>①参照系のEC2を停止する。</text:p>
            <text:p><text:span text:style-name="T3">②参照系のEC2を再開する。</text:span></text:p>
            <text:p><text:span text:style-name="T3">③更新系のEC2を停止する。</text:span></text:p>
            <text:p><text:span text:style-name="T3">④更新系のEC2を再開する。</text:span></text:p>
            <text:p><text:span text:style-name="T3">⑤参照系のEC2を停止する。</text:span></text:p>
            <text:p><text:span text:style-name="T3">⑥更新系SolrにDocを取り込む。</text:span></text:p>
            <text:p><text:span text:style-name="T3">⑦参照系のEC2を再開する。</text:span></text:p>
          </table:table-cell>
          <table:table-cell office:value-type="string" calcext:value-type="string">
            <text:p>①更新系が正系になる。</text:p>
            <text:p>②参照系が正系になる。</text:p>
            <text:p>③影響なし</text:p>
            <text:p>④影響なし</text:p>
            <text:p>⑤更新系が正系になる。</text:p>
            <text:p>⑥正常取り込み</text:p>
            <text:p>⑦・参照系が正系になる。</text:p>
            <text:p>  ・取り込んだDocが反映される。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フリースタイル" style:family="table-cell" style:parent-style-name="Default" style:data-style-name="N100">
      <style:table-cell-properties fo:background-color="transparent" loext:vertical-justify="auto"/>
      <style:paragraph-properties css3t:text-justify="auto"/>
      <style:text-properties style:font-name="ＭＳ ゴシック" fo:font-family="'ＭＳ ゴシック'" style:font-style-name="標準" style:font-family-generic="modern" style:font-pitch="fixed" fo:font-size="11pt" style:font-name-asian="ＭＳ ゴシック" style:font-family-asian="'ＭＳ ゴシック'" style:font-style-name-asian="標準" style:font-family-generic-asian="modern" style:font-pitch-asian="fixed" style:font-size-asian="11pt"/>
    </style:style>
    <style:style style:name="テーブル" style:family="table-cell" style:parent-style-name="フリースタイル">
      <style:table-cell-properties style:text-align-source="fix" style:repeat-content="false" fo:wrap-option="wrap" fo:border="0.06pt solid #000000" style:vertical-align="top" loext:vertical-justify="auto"/>
      <style:paragraph-properties fo:text-align="start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00/00/00</text:date>, <text:time style:data-style-name="N2" text:time-value="11:25:58.95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02:04.930000000</meta:creation-date>
    <dc:date>2016-03-01T11:31:10.885000000</dc:date>
    <meta:editing-duration>PT10M5S</meta:editing-duration>
    <meta:editing-cycles>4</meta:editing-cycles>
    <meta:generator>LibreOffice/5.1.0.3$Windows_x86 LibreOffice_project/5e3e00a007d9b3b6efb6797a8b8e57b51ab1f737</meta:generator>
    <meta:document-statistic meta:table-count="2" meta:cell-count="113" meta:object-count="2"/>
  </office:meta>
</office:document-meta>
</file>